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style:writing-mode="lr-tb"/>
    </style:style>
    <style:style style:name="P2" style:family="paragraph" style:parent-style-name="Header">
      <style:paragraph-properties style:writing-mode="lr-tb"/>
    </style:style>
    <style:style style:name="P3" style:family="paragraph" style:parent-style-name="Header">
      <style:paragraph-properties fo:text-align="center" style:justify-single-word="false" style:writing-mode="lr-tb"/>
    </style:style>
    <style:style style:name="P4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P5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P6" style:family="paragraph" style:parent-style-name="List_20_Paragraph" style:list-style-name="WWNum2">
      <style:paragraph-properties fo:margin-top="0in" fo:margin-bottom="0.111in" loext:contextual-spacing="true" fo:line-height="108%" fo:text-align="start" style:justify-single-word="false"/>
    </style:style>
    <style:style style:name="P7" style:family="paragraph" style:parent-style-name="List_20_Paragraph" style:list-style-name="WWNum2">
      <style:paragraph-properties fo:margin-top="0in" fo:margin-bottom="0.111in" loext:contextual-spacing="true" fo:line-height="108%" fo:text-align="start" style:justify-single-word="false"/>
      <style:text-properties officeooo:paragraph-rsid="001eeff0"/>
    </style:style>
    <style:style style:name="P8" style:family="paragraph" style:parent-style-name="List_20_Paragraph" style:list-style-name="WWNum1">
      <style:paragraph-properties fo:margin-top="0in" fo:margin-bottom="0.111in" loext:contextual-spacing="true" fo:line-height="108%" fo:text-align="start" style:justify-single-word="false"/>
    </style:style>
    <style:style style:name="P9" style:family="paragraph" style:parent-style-name="List_20_Paragraph" style:list-style-name="WWNum1">
      <style:paragraph-properties fo:margin-top="0in" fo:margin-bottom="0.111in" loext:contextual-spacing="true" fo:line-height="106%" fo:text-align="justify" style:justify-single-word="false"/>
    </style:style>
    <style:style style:name="P10" style:family="paragraph" style:parent-style-name="List_20_Paragraph" style:list-style-name="WWNum1">
      <style:paragraph-properties fo:margin-top="0in" fo:margin-bottom="0.111in" loext:contextual-spacing="true" fo:line-height="106%" fo:text-align="start" style:justify-single-word="false"/>
    </style:style>
    <style:style style:name="P11" style:family="paragraph" style:parent-style-name="List_20_Paragraph" style:list-style-name="WWNum1">
      <style:paragraph-properties fo:margin-top="0in" fo:margin-bottom="0.111in" loext:contextual-spacing="true" fo:line-height="106%" fo:text-align="start" style:justify-single-word="false"/>
      <style:text-properties officeooo:paragraph-rsid="001fc62a"/>
    </style:style>
    <style:style style:name="P12" style:family="paragraph" style:parent-style-name="List_20_Paragraph" style:list-style-name="WWNum1">
      <style:paragraph-properties fo:margin-top="0in" fo:margin-bottom="0.111in" loext:contextual-spacing="true" fo:line-height="106%" fo:text-align="start" style:justify-single-word="false"/>
      <style:text-properties officeooo:paragraph-rsid="001feb2b"/>
    </style:style>
    <style:style style:name="P13" style:family="paragraph" style:parent-style-name="List_20_Paragraph" style:list-style-name="L1">
      <style:paragraph-properties fo:margin-top="0in" fo:margin-bottom="0.111in" loext:contextual-spacing="true" fo:line-height="106%" fo:text-align="start" style:justify-single-word="false"/>
      <style:text-properties officeooo:paragraph-rsid="001feb2b"/>
    </style:style>
    <style:style style:name="P14" style:family="paragraph" style:parent-style-name="List_20_Paragraph" style:list-style-name="WWNum2">
      <style:paragraph-properties fo:margin-top="0in" fo:margin-bottom="0.111in" loext:contextual-spacing="true" fo:line-height="108%" fo:text-align="start" style:justify-single-word="false"/>
      <style:text-properties officeooo:rsid="001eeff0" officeooo:paragraph-rsid="001eeff0"/>
    </style:style>
    <style:style style:name="P15" style:family="paragraph" style:parent-style-name="List_20_Paragraph" style:list-style-name="WWNum2">
      <style:paragraph-properties fo:margin-top="0in" fo:margin-bottom="0.111in" loext:contextual-spacing="true" fo:line-height="108%" fo:text-align="start" style:justify-single-word="false"/>
      <style:text-properties officeooo:rsid="001eeff0" officeooo:paragraph-rsid="001fc62a"/>
    </style:style>
    <style:style style:name="P16" style:family="paragraph" style:parent-style-name="List_20_Paragraph" style:list-style-name="L1">
      <style:paragraph-properties fo:margin-top="0in" fo:margin-bottom="0.111in" loext:contextual-spacing="true" fo:line-height="106%" fo:text-align="start" style:justify-single-word="false"/>
      <style:text-properties officeooo:rsid="001fdeb6" officeooo:paragraph-rsid="001feb2b"/>
    </style:style>
    <style:style style:name="P17" style:family="paragraph" style:parent-style-name="List_20_Paragraph" style:list-style-name="WWNum2">
      <style:paragraph-properties fo:margin-top="0in" fo:margin-bottom="0.111in" loext:contextual-spacing="true" fo:line-height="108%" fo:text-align="start" style:justify-single-word="false"/>
      <style:text-properties officeooo:rsid="001feb2b" officeooo:paragraph-rsid="001feb2b"/>
    </style:style>
    <style:style style:name="P18" style:family="paragraph" style:parent-style-name="List_20_Paragraph" style:list-style-name="WWNum1">
      <style:paragraph-properties fo:margin-left="0in" fo:margin-right="0in" fo:margin-top="0in" fo:margin-bottom="0.111in" loext:contextual-spacing="true" fo:line-height="106%" fo:text-align="start" style:justify-single-word="false" fo:text-indent="0in" style:auto-text-indent="false"/>
      <style:text-properties officeooo:paragraph-rsid="001feb2b"/>
    </style:style>
    <style:style style:name="P19" style:family="paragraph" style:parent-style-name="Standard">
      <style:paragraph-properties fo:line-height="0.198in" fo:text-align="start" style:justify-single-word="false"/>
    </style:style>
    <style:style style:name="P20" style:family="paragraph" style:parent-style-name="Standard">
      <style:paragraph-properties fo:line-height="0.198in" fo:text-align="start" style:justify-single-word="false"/>
      <style:text-properties fo:color="#0d0d0d" style:font-name="Arial" fo:font-size="14pt" fo:language="fr" fo:country="FR" fo:font-weight="normal" style:font-name-asian="Arial1" style:font-size-asian="14pt" style:font-weight-asian="normal" style:font-name-complex="Arial1" style:font-size-complex="14pt" style:font-weight-complex="normal"/>
    </style:style>
    <style:style style:name="P21" style:family="paragraph" style:parent-style-name="Standard">
      <style:paragraph-properties fo:margin-top="0in" fo:margin-bottom="0.111in" loext:contextual-spacing="false" fo:line-height="108%" fo:text-align="start" style:justify-single-word="false"/>
      <style:text-properties fo:color="#000000" style:font-name="Arial" fo:font-size="24pt" fo:language="fr" fo:country="FR" fo:font-style="normal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P22" style:family="paragraph" style:parent-style-name="Standard">
      <style:paragraph-properties fo:margin-top="0in" fo:margin-bottom="0.111in" loext:contextual-spacing="false" fo:line-height="108%" fo:text-align="center" style:justify-single-word="false"/>
      <style:text-properties fo:color="#000000" style:font-name="Arial" fo:font-size="24pt" fo:language="fr" fo:country="FR" fo:font-style="normal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P23" style:family="paragraph" style:parent-style-name="Standard">
      <style:paragraph-properties fo:margin-top="0in" fo:margin-bottom="0.111in" loext:contextual-spacing="false" fo:line-height="108%" fo:text-align="start" style:justify-single-word="false"/>
      <style:text-properties fo:color="#000000" style:font-name="Arial" fo:font-size="22pt" fo:language="fr" fo:country="FR" fo:font-style="normal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P24" style:family="paragraph" style:parent-style-name="Standard">
      <style:paragraph-properties fo:margin-top="0in" fo:margin-bottom="0.111in" loext:contextual-spacing="false" fo:line-height="108%" fo:text-align="start" style:justify-single-word="false"/>
      <style:text-properties fo:color="#000000"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5" style:family="paragraph" style:parent-style-name="Standard">
      <style:paragraph-properties fo:margin-top="0in" fo:margin-bottom="0.111in" loext:contextual-spacing="false" fo:line-height="106%" fo:text-align="justify" style:justify-single-word="false"/>
      <style:text-properties fo:color="#000000"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6" style:family="paragraph" style:parent-style-name="Standard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c62a" officeooo:paragraph-rsid="001fc62a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7" style:family="paragraph" style:parent-style-name="Standard" style:list-style-name="L2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deb6" officeooo:paragraph-rsid="001fdeb6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8" style:family="paragraph" style:parent-style-name="Standard" style:list-style-name="L3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deb6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9" style:family="paragraph" style:parent-style-name="Standard" style:list-style-name="L5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deb6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0" style:family="paragraph" style:parent-style-name="Standard" style:list-style-name="L6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deb6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1" style:family="paragraph" style:parent-style-name="Standard" style:list-style-name="L7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deb6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2" style:family="paragraph" style:parent-style-name="Standard" style:list-style-name="L2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eb2b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3" style:family="paragraph" style:parent-style-name="Standard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eb2b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4" style:family="paragraph" style:parent-style-name="Standard" style:list-style-name="L3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eb2b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5" style:family="paragraph" style:parent-style-name="Standard" style:list-style-name="L5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eb2b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6" style:family="paragraph" style:parent-style-name="Standard" style:list-style-name="L6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eb2b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7" style:family="paragraph" style:parent-style-name="Standard" style:list-style-name="L7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14pt" fo:language="fr" fo:country="FR" fo:font-style="normal" style:text-underline-style="none" fo:font-weight="normal" officeooo:rsid="001feb2b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8" style:family="paragraph" style:parent-style-name="Standard">
      <style:paragraph-properties fo:margin-top="0in" fo:margin-bottom="0.111in" loext:contextual-spacing="false" fo:line-height="108%" fo:text-align="start" style:justify-single-word="false"/>
      <style:text-properties fo:color="#000000" style:font-name="Arial" fo:font-size="20pt" fo:language="fr" fo:country="FR" fo:font-style="normal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P39" style:family="paragraph" style:parent-style-name="Standard">
      <style:paragraph-properties fo:margin-top="0in" fo:margin-bottom="0.111in" loext:contextual-spacing="false" fo:line-height="106%" fo:text-align="justify" style:justify-single-word="false"/>
      <style:text-properties fo:color="#000000" style:font-name="Arial" fo:font-size="20pt" fo:language="fr" fo:country="FR" fo:font-style="normal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P40" style:family="paragraph" style:parent-style-name="Standard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20pt" fo:language="fr" fo:country="FR" fo:font-style="normal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P41" style:family="paragraph" style:parent-style-name="Standard">
      <style:paragraph-properties fo:margin-top="0in" fo:margin-bottom="0.111in" loext:contextual-spacing="false" fo:line-height="106%" fo:text-align="start" style:justify-single-word="false"/>
      <style:text-properties fo:color="#000000" style:font-name="Arial" fo:font-size="20pt" fo:language="fr" fo:country="FR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P42" style:family="paragraph" style:parent-style-name="Standard">
      <style:paragraph-properties fo:margin-top="0in" fo:margin-bottom="0.111in" loext:contextual-spacing="false" fo:line-height="106%" fo:text-align="center" style:justify-single-word="false"/>
      <style:text-properties fo:color="#000000" style:font-name="Arial" fo:font-size="11pt" fo:language="fr" fo:country="F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3" style:family="paragraph" style:parent-style-name="Standard">
      <style:paragraph-properties fo:margin-top="0in" fo:margin-bottom="0.111in" loext:contextual-spacing="false" fo:line-height="108%" fo:text-align="start" style:justify-single-word="false"/>
    </style:style>
    <style:style style:name="P44" style:family="paragraph" style:parent-style-name="Standard">
      <style:paragraph-properties fo:margin-top="0in" fo:margin-bottom="0.111in" loext:contextual-spacing="false" fo:line-height="108%" fo:text-align="center" style:justify-single-word="false"/>
    </style:style>
    <style:style style:name="P45" style:family="paragraph" style:parent-style-name="Standard">
      <style:paragraph-properties fo:margin-top="0in" fo:margin-bottom="0.111in" loext:contextual-spacing="false" fo:line-height="108%" fo:text-align="center" style:justify-single-word="false"/>
      <style:text-properties style:font-name="Arial" fo:font-size="24pt" fo:language="fr" fo:country="FR" fo:font-style="normal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P46" style:family="paragraph" style:parent-style-name="Standard">
      <style:paragraph-properties fo:margin-top="0in" fo:margin-bottom="0.111in" loext:contextual-spacing="false" fo:line-height="108%" fo:text-align="center" style:justify-single-word="false"/>
      <style:text-properties style:font-name="Arial" style:font-name-asian="Arial1" style:font-name-complex="Arial1"/>
    </style:style>
    <style:style style:name="P47" style:family="paragraph" style:parent-style-name="Standard">
      <style:paragraph-properties fo:margin-top="0in" fo:margin-bottom="0.111in" loext:contextual-spacing="false" fo:line-height="0.198in" fo:text-align="start" style:justify-single-word="false"/>
    </style:style>
    <style:style style:name="P48" style:family="paragraph" style:parent-style-name="Standard">
      <style:paragraph-properties fo:margin-top="0in" fo:margin-bottom="0.111in" loext:contextual-spacing="false" fo:line-height="106%" fo:text-align="start" style:justify-single-word="false"/>
      <style:text-properties officeooo:paragraph-rsid="001fc62a"/>
    </style:style>
    <style:style style:name="P49" style:family="paragraph" style:parent-style-name="Standard">
      <style:paragraph-properties fo:margin-top="0in" fo:margin-bottom="0.111in" loext:contextual-spacing="false" fo:line-height="106%" fo:text-align="start" style:justify-single-word="false"/>
      <style:text-properties officeooo:paragraph-rsid="001fdeb6"/>
    </style:style>
    <style:style style:name="P50" style:family="paragraph" style:parent-style-name="Standard">
      <style:paragraph-properties fo:margin-top="0in" fo:margin-bottom="0.111in" loext:contextual-spacing="false" fo:line-height="106%" fo:text-align="start" style:justify-single-word="false"/>
      <style:text-properties officeooo:paragraph-rsid="001feb2b"/>
    </style:style>
    <style:style style:name="P51" style:family="paragraph" style:parent-style-name="Standard" style:list-style-name="L8">
      <style:paragraph-properties fo:margin-top="0in" fo:margin-bottom="0.111in" loext:contextual-spacing="false" fo:line-height="106%" fo:text-align="start" style:justify-single-word="false"/>
      <style:text-properties officeooo:paragraph-rsid="001feb2b"/>
    </style:style>
    <style:style style:name="P52" style:family="paragraph" style:parent-style-name="Standard" style:list-style-name="L8">
      <style:paragraph-properties fo:margin-top="0in" fo:margin-bottom="0.111in" loext:contextual-spacing="false" fo:line-height="106%" fo:text-align="start" style:justify-single-word="false"/>
      <style:text-properties officeooo:rsid="001feb2b" officeooo:paragraph-rsid="001feb2b"/>
    </style:style>
    <style:style style:name="P53" style:family="paragraph" style:parent-style-name="Standard">
      <style:paragraph-properties fo:margin-top="0in" fo:margin-bottom="0.111in" loext:contextual-spacing="false" fo:line-height="0.198in" fo:text-align="justify" style:justify-single-word="false" style:writing-mode="lr-tb"/>
    </style:style>
    <style:style style:name="P54" style:family="paragraph" style:parent-style-name="Standard">
      <style:paragraph-properties fo:margin-top="0in" fo:margin-bottom="0.111in" loext:contextual-spacing="false" fo:line-height="0.198in" fo:text-align="justify" style:justify-single-word="false" style:writing-mode="lr-tb"/>
      <style:text-properties fo:color="#000000" style:font-name="Arial" fo:font-size="14pt" fo:language="fr" fo:country="FR" fo:font-weight="normal" style:font-name-asian="Arial1" style:font-size-asian="14pt" style:font-weight-asian="normal" style:font-name-complex="Arial1" style:font-size-complex="14pt" style:font-weight-complex="normal"/>
    </style:style>
    <style:style style:name="P55" style:family="paragraph" style:parent-style-name="Standard">
      <style:paragraph-properties fo:margin-top="0in" fo:margin-bottom="0.111in" loext:contextual-spacing="false" fo:line-height="0.198in" fo:text-align="justify" style:justify-single-word="false" style:writing-mode="lr-tb"/>
      <style:text-properties fo:color="#0d0d0d" style:font-name="Arial" fo:font-size="14pt" fo:language="fr" fo:country="FR" fo:font-weight="normal" style:font-name-asian="Arial1" style:font-size-asian="14pt" style:font-weight-asian="normal" style:font-name-complex="Arial1" style:font-size-complex="14pt" style:font-weight-complex="normal"/>
    </style:style>
    <style:style style:name="P56" style:family="paragraph" style:parent-style-name="Standard" style:master-page-name="Standard">
      <style:paragraph-properties fo:margin-top="0in" fo:margin-bottom="0.111in" loext:contextual-spacing="false" fo:line-height="108%" fo:text-align="center" style:justify-single-word="false" style:page-number="auto"/>
      <style:text-properties fo:color="#000000" style:font-name="Arial" fo:font-size="24pt" fo:language="fr" fo:country="FR" fo:font-style="normal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P57" style:family="paragraph" style:parent-style-name="Standard">
      <style:paragraph-properties fo:margin-top="0in" fo:margin-bottom="0.111in" loext:contextual-spacing="false" fo:line-height="0.198in" fo:text-align="start" style:justify-single-word="false" fo:break-before="page"/>
      <style:text-properties officeooo:paragraph-rsid="001feb2b"/>
    </style:style>
    <style:style style:name="P58" style:family="paragraph" style:parent-style-name="Standard">
      <style:paragraph-properties fo:margin-left="0in" fo:margin-right="0in" fo:margin-top="0in" fo:margin-bottom="0.111in" loext:contextual-spacing="false" fo:line-height="106%" fo:text-align="center" style:justify-single-word="false" fo:text-indent="0.4917in" style:auto-text-indent="false"/>
    </style:style>
    <style:style style:name="P59" style:family="paragraph" style:parent-style-name="Standard">
      <style:paragraph-properties fo:margin-left="0in" fo:margin-right="0in" fo:margin-top="0in" fo:margin-bottom="0.111in" loext:contextual-spacing="false" fo:line-height="106%" fo:text-align="justify" style:justify-single-word="false" fo:text-indent="0.4917in" style:auto-text-indent="false"/>
    </style:style>
    <style:style style:name="P60" style:family="paragraph" style:parent-style-name="Standard">
      <style:paragraph-properties fo:margin-left="0in" fo:margin-right="0in" fo:margin-top="0in" fo:margin-bottom="0.111in" loext:contextual-spacing="false" fo:line-height="106%" fo:text-align="center" style:justify-single-word="false" fo:text-indent="0.4917in" style:auto-text-indent="false"/>
      <style:text-properties style:text-line-through-style="none" style:text-line-through-type="none" style:font-name="Arial" fo:font-size="14pt" fo:language="fr" fo:country="FR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11in" loext:contextual-spacing="false" fo:line-height="106%" fo:text-align="center" style:justify-single-word="false" fo:text-indent="0in" style:auto-text-indent="false"/>
      <style:text-properties fo:color="#000000"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text-indent="0in" style:auto-text-indent="false"/>
      <style:text-properties fo:color="#000000" style:font-name="Arial" fo:font-size="14pt" fo:language="fr" fo:country="FR" fo:font-style="normal" style:text-underline-style="none" fo:font-weight="normal" officeooo:rsid="001feb2b" officeooo:paragraph-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text-indent="0in" style:auto-text-indent="false"/>
      <style:text-properties officeooo:paragraph-rsid="001feb2b"/>
    </style:style>
    <style:style style:name="P64" style:family="paragraph" style:parent-style-name="Standard">
      <style:paragraph-properties fo:line-height="0.198in" fo:text-align="justify" style:justify-single-word="false" style:writing-mode="lr-tb"/>
    </style:style>
    <style:style style:name="P65" style:family="paragraph" style:parent-style-name="Standard">
      <style:paragraph-properties fo:line-height="0.198in" fo:text-align="justify" style:justify-single-word="false" style:writing-mode="lr-tb"/>
      <style:text-properties fo:color="#0d0d0d" style:font-name="Arial" fo:font-size="14pt" fo:language="fr" fo:country="FR" fo:font-weight="normal" style:font-name-asian="Arial1" style:font-size-asian="14pt" style:font-weight-asian="normal" style:font-name-complex="Arial1" style:font-size-complex="14pt" style:font-weight-complex="normal"/>
    </style:style>
    <style:style style:name="P66" style:family="paragraph" style:parent-style-name="Standard">
      <style:paragraph-properties fo:margin-left="0in" fo:margin-right="0in" fo:margin-top="0in" fo:margin-bottom="0.111in" loext:contextual-spacing="false" fo:line-height="106%" fo:text-align="justify" style:justify-single-word="false" fo:text-indent="0in" style:auto-text-indent="false"/>
    </style:style>
    <style:style style:name="P67" style:family="paragraph" style:parent-style-name="Standard">
      <style:paragraph-properties fo:margin-left="0in" fo:margin-right="0in" fo:margin-top="0in" fo:margin-bottom="0.111in" loext:contextual-spacing="false" fo:line-height="106%" fo:text-align="justify" style:justify-single-word="false" fo:text-indent="0in" style:auto-text-indent="false" style:writing-mode="lr-tb"/>
    </style:style>
    <style:style style:name="P68" style:family="paragraph" style:parent-style-name="Standard">
      <style:paragraph-properties fo:margin-left="0in" fo:margin-right="0in" fo:margin-top="0in" fo:margin-bottom="0.111in" loext:contextual-spacing="false" fo:line-height="106%" fo:text-align="justify" style:justify-single-word="false" fo:text-indent="0in" style:auto-text-indent="false" style:writing-mode="lr-tb"/>
      <style:text-properties fo:color="#000000"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.111in" loext:contextual-spacing="false" fo:line-height="106%" fo:text-align="justify" style:justify-single-word="false" fo:text-indent="0in" style:auto-text-indent="false" fo:break-before="page" style:writing-mode="lr-tb"/>
      <style:text-properties fo:color="#000000" style:font-name="Arial" fo:font-size="14pt" fo:language="fr" fo:country="FR" fo:font-style="normal" fo:font-weight="normal" officeooo:paragraph-rsid="001fc62a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70" style:family="paragraph" style:parent-style-name="Standard">
      <style:paragraph-properties fo:margin-left="1.4752in" fo:margin-right="0in" fo:margin-top="0in" fo:margin-bottom="0.111in" loext:contextual-spacing="false" fo:line-height="106%" fo:text-align="justify" style:justify-single-word="false" fo:text-indent="0in" style:auto-text-indent="false" style:writing-mode="lr-tb"/>
      <style:text-properties fo:color="#0d0d0d"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71" style:family="paragraph" style:parent-style-name="Standard">
      <style:paragraph-properties fo:margin-left="1.4752in" fo:margin-right="0in" fo:margin-top="0in" fo:margin-bottom="0.111in" loext:contextual-spacing="false" fo:line-height="106%" fo:text-align="justify" style:justify-single-word="false" fo:text-indent="0in" style:auto-text-indent="false" style:writing-mode="lr-tb"/>
      <style:text-properties fo:color="#000000"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" style:family="text">
      <style:text-properties fo:color="#000000" style:font-name="Arial" fo:font-size="28pt" fo:language="fr" fo:country="FR" fo:font-style="normal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font-name="Arial" fo:font-size="36pt" fo:language="fr" fo:country="FR" fo:font-style="normal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color="#000000" style:font-name="Arial" fo:font-size="22pt" fo:language="fr" fo:country="FR" fo:font-style="normal" style:text-underline-style="solid" style:text-underline-width="auto" style:text-underline-color="font-color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color="#000000" style:font-name="Arial" fo:font-size="20pt" fo:language="fr" fo:country="FR" fo:font-style="normal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color="#000000" style:font-name="Arial" fo:font-size="20pt" fo:language="fr" fo:country="FR" fo:font-style="normal" fo:font-weight="normal" officeooo:rsid="001fc62a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color="#000000" style:font-name="Arial" fo:font-size="20pt" fo:language="fr" fo:country="FR" fo:font-style="normal" fo:font-weight="normal" officeooo:rsid="001feb2b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style:font-name="Arial" fo:font-size="20pt" fo:language="fr" fo:country="FR" fo:font-style="normal" fo:font-weight="normal" officeooo:rsid="001eeff0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color="#000000" style:font-name="Arial" fo:font-size="20pt" fo:language="fr" fo:country="FR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" style:family="text">
      <style:text-properties fo:color="#000000" style:font-name="Arial" fo:font-size="20pt" fo:language="fr" fo:country="FR" fo:font-style="normal" style:text-underline-style="solid" style:text-underline-width="auto" style:text-underline-color="font-color" fo:font-weight="normal" officeooo:rsid="001fc62a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color="#000000" style:font-name="Arial" fo:font-size="20pt" fo:language="fr" fo:country="FR" fo:font-style="normal" style:text-underline-style="solid" style:text-underline-width="auto" style:text-underline-color="font-color" fo:font-weight="normal" officeooo:rsid="001fdeb6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1" style:family="text">
      <style:text-properties fo:color="#000000" style:font-name="Arial" fo:font-size="20pt" fo:language="fr" fo:country="FR" fo:font-style="normal" style:text-underline-style="solid" style:text-underline-width="auto" style:text-underline-color="font-color" fo:font-weight="normal" officeooo:rsid="001feb2b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color="#000000"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color="#000000" style:font-name="Arial" fo:font-size="14pt" fo:language="fr" fo:country="FR" fo:font-style="normal" style:text-underline-style="none" fo:font-weight="normal" officeooo:rsid="001fdeb6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color="#000000" style:font-name="Arial" fo:font-size="14pt" fo:language="fr" fo:country="FR" fo:font-style="normal" style:text-underline-style="none" fo:font-weight="normal" officeooo:rsid="001feb2b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color="#000000" style:font-name="Arial" fo:font-size="14pt" fo:language="fr" fo:country="FR" fo:font-style="normal" style:text-underline-style="none" fo:font-weight="normal" style:letter-kerning="false" style:font-name-asian="Arial1" style:font-size-asian="14pt" style:language-asian="en" style:country-asian="US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T16" style:family="text">
      <style:text-properties fo:color="#000000" style:font-name="Arial" fo:font-size="14pt" fo:language="fr" fo:country="FR" fo:font-style="normal" style:text-underline-style="none" fo:font-weight="normal" officeooo:rsid="001fdeb6" style:letter-kerning="false" style:font-name-asian="Arial1" style:font-size-asian="14pt" style:language-asian="en" style:country-asian="US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style:font-name="Arial" fo:font-size="14pt" fo:language="fr" fo:country="FR" fo:font-style="normal" style:text-underline-style="none" fo:font-weight="normal" officeooo:rsid="001feb2b" style:letter-kerning="false" style:font-name-asian="Arial1" style:font-size-asian="14pt" style:language-asian="en" style:country-asian="US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T18" style:family="text">
      <style:text-properties fo:color="#000000" style:font-name="Arial" fo:font-size="14pt" fo:language="fr" fo:country="FR" fo:font-weight="normal" style:font-name-asian="Arial1" style:font-size-asian="14pt" style:font-weight-asian="normal" style:font-name-complex="Arial1" style:font-size-complex="14pt" style:font-weight-complex="normal"/>
    </style:style>
    <style:style style:name="T19" style:family="text">
      <style:text-properties fo:color="#000000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style:font-name="Calibri" fo:font-size="20pt" fo:language="fr" fo:country="FR" fo:font-style="normal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21" style:family="text">
      <style:text-properties style:text-line-through-style="none" style:text-line-through-type="none" style:font-name="Arial" fo:font-size="24pt" fo:language="fr" fo:country="FR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2" style:family="text">
      <style:text-properties style:text-line-through-style="none" style:text-line-through-type="none" style:font-name="Arial" fo:font-size="14pt" fo:language="fr" fo:country="FR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style:font-name="Arial" fo:font-size="24pt" fo:language="en" fo:country="US" fo:font-style="normal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style:font-name="Arial" fo:font-size="14pt" fo:language="fr" fo:country="FR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5" style:family="text">
      <style:text-properties fo:color="#0d0d0d" style:font-name="Arial" fo:font-size="14pt" fo:language="fr" fo:country="FR" fo:font-weight="normal" style:font-name-asian="Arial1" style:font-size-asian="14pt" style:font-weight-asian="normal" style:font-name-complex="Arial1" style:font-size-complex="14pt" style:font-weight-complex="normal"/>
    </style:style>
    <style:style style:name="T26" style:family="text">
      <style:text-properties fo:color="#0d0d0d" style:font-name="Arial" fo:font-size="14pt" fo:language="fr" fo:country="FR" fo:font-weight="normal" officeooo:rsid="001fdeb6" style:font-name-asian="Arial1" style:font-size-asian="14pt" style:font-weight-asian="normal" style:font-name-complex="Arial1" style:font-size-complex="14pt" style:font-weight-complex="normal"/>
    </style:style>
    <style:style style:name="T27" style:family="text">
      <style:text-properties fo:color="#4ec9b0" style:font-name="Arial" fo:font-size="10.5pt" fo:language="fr" fo:country="FR" fo:font-weight="normal" style:font-name-asian="Arial1" style:font-size-asian="10.5pt" style:font-weight-asian="normal" style:font-name-complex="Arial1" style:font-size-complex="10.5pt" style:font-weight-complex="normal"/>
    </style:style>
    <style:style style:name="T28" style:family="text">
      <style:text-properties officeooo:rsid="001fdeb6"/>
    </style:style>
    <style:style style:name="T29" style:family="text">
      <style:text-properties style:font-name="ARial" fo:font-size="14pt" style:font-size-asian="12.25pt" style:font-size-complex="14pt"/>
    </style:style>
    <style:style style:name="T30" style:family="text">
      <style:text-properties style:font-name="ARial" fo:font-size="14pt" officeooo:rsid="001fdeb6" style:font-size-asian="12.25pt" style:font-size-complex="14pt"/>
    </style:style>
    <style:style style:name="T31" style:family="text">
      <style:text-properties officeooo:rsid="001feb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22"/>
      <text:p text:style-name="P22"/>
      <text:p text:style-name="P22"/>
      <text:p text:style-name="P22"/>
      <text:p text:style-name="P22"/>
      <text:p text:style-name="P22"/>
      <text:p text:style-name="P44"><text:span text:style-name="T1">Documentation technique </text:span></text:p>
      <text:p text:style-name="P44"><text:span text:style-name="T1">DASHBOARD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44"><text:span text:style-name="T2">Sommaire</text:span></text:p>
      <text:p text:style-name="P22"/>
      <text:p text:style-name="P22"/>
      <text:p text:style-name="P44"><text:span text:style-name="T3"/></text:p>
      <text:p text:style-name="P23"/>
      <text:list xml:id="list1471849599" text:style-name="WWNum2">
        <text:list-item>
          <text:p text:style-name="P6"><text:span text:style-name="T4"><text:s/>Dashboard.js.................................................4</text:span></text:p>
        </text:list-item>
        <text:list-item>
          <text:p text:style-name="P6"><text:span text:style-name="T4"><text:s/>Login.js..........................................................5</text:span></text:p>
        </text:list-item>
        <text:list-item>
          <text:p text:style-name="P6"><text:span text:style-name="T4"><text:s/>Register.js.....................................................6</text:span></text:p>
        </text:list-item>
        <text:list-item>
          <text:p text:style-name="P7"><text:span text:style-name="T4"><text:s/>SettingsWidget.js..........................................7</text:span></text:p>
        </text:list-item>
        <text:list-item>
          <text:p text:style-name="P14"><text:span text:style-name="T4"><text:s/>App.js....................................................…….8</text:span></text:p>
        </text:list-item>
        <text:list-item>
          <text:p text:style-name="P14"><text:span text:style-name="T4"><text:s/>Router....................................................…….</text:span><text:span text:style-name="T5">9</text:span></text:p>
        </text:list-item>
        <text:list-item>
          <text:p text:style-name="P14"><text:span text:style-name="T4">Database.............................................……...</text:span><text:span text:style-name="T5">.</text:span><text:span text:style-name="T6">9</text:span></text:p>
        </text:list-item>
        <text:list-item>
          <text:p text:style-name="P15"><text:span text:style-name="T6"><text:s/>Models.............................................…………9</text:span></text:p>
        </text:list-item>
        <text:list-item>
          <text:p text:style-name="P15"><text:span text:style-name="T4"><text:s/>Controllers...................................………..…</text:span><text:span text:style-name="T6">12</text:span></text:p>
        </text:list-item>
        <text:list-item>
          <text:p text:style-name="P17"><text:span text:style-name="T6">M</text:span><text:span text:style-name="T4">iddlewares</text:span><text:span text:style-name="T7">..........................………..….</text:span><text:span text:style-name="T4">13</text:span></text:p>
        </text:list-item>
        <text:list-item>
          <text:p text:style-name="P17"><text:span text:style-name="T4">Server…</text:span><text:span text:style-name="T7">.................................………..…</text:span><text:span text:style-name="T4">14</text:span></text:p>
          <text:p text:style-name="P7"><text:span text:style-name="T4"/></text:p>
        </text:list-item>
      </text:list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44"><text:span text:style-name="T21">Dashboard</text:span></text:p>
      <text:p text:style-name="P45"/>
      <text:p text:style-name="P58"><text:span text:style-name="T22">Dashboard est un site web permettant à l’utilisateur d’avoir accès à un tableau de bord personnalisable en fonction des services qu’il utilise.</text:span></text:p>
      <text:p text:style-name="P60"/>
      <text:p text:style-name="P60"/>
      <text:p text:style-name="P59"><text:span text:style-name="T22">Dashboard utilise l’api material-ui dans la plupart des fichiers. L’api sera utilisée dans toutes la partie affichage du site.</text:span></text:p>
      <text:p text:style-name="P6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list xml:id="list2956457217" text:style-name="WWNum1">
        <text:list-item>
          <text:p text:style-name="P8"><text:span text:style-name="T8"><text:s/>Dashboard.js :</text:span></text:p>
        </text:list-item>
      </text:list>
      <text:p text:style-name="P24"/>
      <text:p text:style-name="P43"><text:span text:style-name="T12">Le fichier dashboard.js contient en lui-même la page principale du site internet.</text:span></text:p>
      <text:p text:style-name="P53"><text:span text:style-name="T18">class Dashboard extends React.Component; Cette classe affiche la page principale du site.</text:span></text:p>
      <text:p text:style-name="P54"/>
      <text:p text:style-name="P53"><text:span text:style-name="T18">Une balise &lt;AppBar/&gt; affiche la base de l’interface de la page.</text:span></text:p>
      <text:p text:style-name="P53"><text:line-break/><text:span text:style-name="T18">La class contient aussi une balise &lt;Drawer/&gt; qui contient elle-même les balises : </text:span></text:p>
      <text:p text:style-name="P53"><text:span text:style-name="T18">&lt;WidgetWeather/&gt;</text:span></text:p>
      <text:p text:style-name="P53"><text:span text:style-name="T18">&lt;WidgetGmail/&gt;</text:span></text:p>
      <text:p text:style-name="P53"><text:span text:style-name="T18">&lt;WidgetGithub/&gt;</text:span></text:p>
      <text:p text:style-name="P53"><text:span text:style-name="T18">&lt;WidgetCoinranking/&gt;</text:span></text:p>
      <text:p text:style-name="P53"><text:span text:style-name="T18">&lt;CovidSettings/&gt;</text:span></text:p>
      <text:p text:style-name="P64"><text:span text:style-name="T18">Chacune de ces balises permettent de configurer un widget.</text:span></text:p>
      <text:p text:style-name="P64"><text:span text:style-name="T18">Il faudra donc rajouter à la suite de ces balises une nouvelle configurations à chaque nouveaux widgets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33515126681837" text:continue-numbering="true" text:style-name="WWNum1">
        <text:list-item>
          <text:p text:style-name="P8"><text:span text:style-name="T8"><text:s/>Login.js :</text:span></text:p>
        </text:list-item>
      </text:list>
      <text:p text:style-name="P38"/>
      <text:p text:style-name="P66"><text:span text:style-name="T12">Le fichier login.js permet d’afficher la page login.js.</text:span></text:p>
      <text:p text:style-name="P70"/>
      <text:p text:style-name="P53"><text:span text:style-name="T25">export default function SignIn(); </text:span></text:p>
      <text:p text:style-name="P55"/>
      <text:p text:style-name="P53"><text:span text:style-name="T25">Contient les 4 balises &lt;TextField/&gt; pour que l’utilisateur puisse se connecter au site.</text:span></text:p>
      <text:p text:style-name="P53"><text:span text:style-name="T25">Les 2 balises &lt;MyButton/&gt; permettent de se connecter au site ou d’aller à la page regiser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33514840852919" text:continue-numbering="true" text:style-name="WWNum1">
        <text:list-item>
          <text:p text:style-name="P9"><text:span text:style-name="T8"><text:s/>Register.js :</text:span></text:p>
        </text:list-item>
      </text:list>
      <text:p text:style-name="P39"/>
      <text:p text:style-name="P66"><text:span text:style-name="T12">Le fichier contient la page register.</text:span></text:p>
      <text:p text:style-name="P71"/>
      <text:p text:style-name="P64"><text:span text:style-name="T25">export default function SignUp(); </text:span></text:p>
      <text:p text:style-name="P65"/>
      <text:p text:style-name="P64"><text:span text:style-name="T25">Les 4 balises &lt;TextField/&gt; permettent à l’utilisateur de se connecter.</text:span></text:p>
      <text:p text:style-name="P64"><text:span text:style-name="T25">Les balises &lt;MyButton/&gt; permettent de s’enregistrer, se connecter au site ou d’aller à la page login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233513926776654" text:continue-numbering="true" text:style-name="WWNum1">
        <text:list-item>
          <text:p text:style-name="P10"><text:span text:style-name="T8"><text:s/>SettingsWidget :</text:span></text:p>
        </text:list-item>
      </text:list>
      <text:p text:style-name="P40"/>
      <text:p text:style-name="P67"><text:span text:style-name="T12">Le dossier SettingsWidget contient tous les widgets du site.</text:span></text:p>
      <text:p text:style-name="P68"/>
      <text:p text:style-name="P64"><text:span text:style-name="T12">Par exemple la fonction </text:span><text:span text:style-name="T25">export default function WidgetWeather(props); permet à l’utilisateur de configurer un widget se basant sur le service météo proposé.</text:span></text:p>
      <text:p text:style-name="P65"/>
      <text:p text:style-name="P64"><text:span text:style-name="T25">La fonction contient des balises &lt;TextField/&gt; &lt;Checkbox/&gt; afin que l’utilisateur puisse configurer son widget.</text:span></text:p>
      <text:p text:style-name="P65"/>
      <text:p text:style-name="P64"><text:span text:style-name="T25">Ainsi pour configurer un nouveau widget tiré d’un nouveau service, il faut rajouter un fichier du nom du service. Ce fichier devra contenir des balises de types &lt;TextField/&gt; &lt;Checkbox/&gt; correspondant aux différentes possibilités tiré du service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233514153094890" text:continue-numbering="true" text:style-name="WWNum1">
        <text:list-item>
          <text:p text:style-name="P10"><text:span text:style-name="T8">App.js :</text:span></text:p>
        </text:list-item>
      </text:list>
      <text:p text:style-name="P41"/>
      <text:p text:style-name="P19"><text:span text:style-name="T25">La page contient le router qui permet d’aller de page en page.</text:span></text:p>
      <text:p text:style-name="P20"/>
      <text:p text:style-name="P19"><text:span text:style-name="T25">export default function App(); </text:span></text:p>
      <text:p text:style-name="P19"><text:span text:style-name="T25">La fonction contient le router et permet d’aller de la page login à register ou dashboard.</text:span></text:p>
      <text:p text:style-name="P47"><text:span text:style-name="T25">La fonction permet aussi d’utiliser l’history pour revenir en arrière ou en avant.</text:span></text:p>
      <text:p text:style-name="P47"><text:span text:style-name="T25"/></text:p>
      <text:p text:style-name="P47"><text:span text:style-name="T25"/></text:p>
      <text:p text:style-name="P47"><text:span text:style-name="T25"/></text:p>
      <text:p text:style-name="P47"><text:span text:style-name="T25"/></text:p>
      <text:p text:style-name="P47"><text:span text:style-name="T25"/></text:p>
      <text:p text:style-name="P47"><text:span text:style-name="T25"/></text:p>
      <text:p text:style-name="P47"><text:span text:style-name="T25"/></text:p>
      <text:p text:style-name="P47"><text:span text:style-name="T25"/></text:p>
      <text:p text:style-name="P69"/>
      <text:list xml:id="list233513928419853" text:continue-numbering="true" text:style-name="WWNum1">
        <text:list-item>
          <text:p text:style-name="P11"><text:span text:style-name="T9">Router</text:span><text:span text:style-name="T8">:</text:span></text:p>
        </text:list-item>
      </text:list>
      <text:p text:style-name="P26">Regroup<text:span text:style-name="T28">e toute les routes qui gèrent les requêtes :</text:span></text:p>
      <text:list xml:id="list4289053423" text:style-name="L2">
        <text:list-item>
          <text:p text:style-name="P27">Dispatche les requêtes entrantes</text:p>
        </text:list-item>
        <text:list-item>
          <text:p text:style-name="P27">Configuration des Middlewares sur les routes.</text:p>
        </text:list-item>
        <text:list-item>
          <text:p text:style-name="P27">Appelle le controller après avoir récupérer les informations dans la requête</text:p>
        </text:list-item>
        <text:list-item>
          <text:p text:style-name="P27">Gère les appels API des widgets.</text:p>
        </text:list-item>
      </text:list>
      <text:p text:style-name="P48"><text:span text:style-name="T25"/></text:p>
      <text:p text:style-name="P47"><text:span text:style-name="T25"/></text:p>
      <text:list xml:id="list233514215575025" text:continue-list="list233513928419853" text:style-name="WWNum1">
        <text:list-item>
          <text:p text:style-name="P11"><text:span text:style-name="T10">Database</text:span><text:span text:style-name="T8">:<text:line-break/></text:span></text:p>
        </text:list-item>
      </text:list>
      <text:p text:style-name="P49"><text:span text:style-name="T16">Gère le driver de la Database (ne gère pas les tables)</text:span><text:span text:style-name="T13"> :</text:span></text:p>
      <text:list xml:id="list233514344011358" text:continue-list="list4289053423" text:style-name="L2">
        <text:list-item>
          <text:p text:style-name="P27">Ouvre la Database Sqlite en <text:span text:style-name="T31">développement</text:span>, Postgres en prod<text:span text:style-name="T31">uction</text:span>.</text:p>
        </text:list-item>
        <text:list-item>
          <text:p text:style-name="P32">Migre les Models</text:p>
        </text:list-item>
        <text:list-item>
          <text:p text:style-name="P32">Garde le pointeur de la database comme Package Variable</text:p>
        </text:list-item>
      </text:list>
      <text:p text:style-name="P33"/>
      <text:list xml:id="list233514078543565" text:continue-list="list233514215575025" text:style-name="WWNum1">
        <text:list-item>
          <text:p text:style-name="P12"><text:span text:style-name="T11">Models</text:span><text:span text:style-name="T8">:<text:line-break/></text:span></text:p>
        </text:list-item>
      </text:list>
      <text:p text:style-name="P50"><text:span text:style-name="T16">Gère le</text:span><text:span text:style-name="T17">s</text:span><text:span text:style-name="T16"> </text:span><text:span text:style-name="T17">schémas des tables</text:span><text:span text:style-name="T13"> :</text:span></text:p>
      <text:list xml:id="list2591569266" text:style-name="L3">
        <text:list-item>
          <text:p text:style-name="P28"><text:span text:style-name="T31">Garde les champs de schémas</text:span>.</text:p>
        </text:list-item>
        <text:list-item>
          <text:p text:style-name="P34">Spécifie certains détails de champ en Database</text:p>
        </text:list-item>
        <text:list-item>
          <text:p text:style-name="P34">Spécifie les champs json</text:p>
        </text:list-item>
        <text:list-item>
          <text:p text:style-name="P34">Définie les méthodes GetByID() et Create()</text:p>
        </text:list-item>
      </text:list>
      <text:p text:style-name="P33"/>
      <text:p text:style-name="P63"><text:span text:style-name="T26"/></text:p>
      <text:p text:style-name="P57"/>
      <text:list xml:id="list233514386616403" text:continue-list="list233514078543565" text:style-name="WWNum1">
        <text:list-item>
          <text:p text:style-name="P12"><text:span text:style-name="T11">Controllers</text:span><text:span text:style-name="T8">:<text:line-break/></text:span></text:p>
        </text:list-item>
      </text:list>
      <text:p text:style-name="P50"><text:span text:style-name="T14">Fait le lien entre les requetes et les models, organisant les données avant de les renvoyer dans le Router pour une « Response » plus ordonnée.</text:span></text:p>
      <text:p text:style-name="P33"/>
      <text:list xml:id="list233514007983009" text:continue-numbering="true" text:style-name="WWNum1">
        <text:list-item>
          <text:p text:style-name="P12"><text:span text:style-name="T11">Middlewares</text:span><text:span text:style-name="T8">:<text:line-break/></text:span></text:p>
        </text:list-item>
      </text:list>
      <text:p text:style-name="P50"><text:span text:style-name="T16">Gère le</text:span><text:span text:style-name="T17">s checks sur les routes</text:span></text:p>
      <text:p text:style-name="P50"><text:span text:style-name="T17"/></text:p>
      <text:p text:style-name="P33"/>
      <text:list xml:id="list233514686516550" text:continue-numbering="true" text:style-name="WWNum1">
        <text:list-item>
          <text:p text:style-name="P12"><text:span text:style-name="T11">Server</text:span><text:span text:style-name="T8">:<text:line-break/></text:span></text:p>
        </text:list-item>
      </text:list>
      <text:list xml:id="list89001626" text:style-name="L8">
        <text:list-item>
          <text:p text:style-name="P51"><text:span text:style-name="T16">Gère </text:span><text:span text:style-name="T17">l’initialisation du server</text:span></text:p>
        </text:list-item>
        <text:list-item>
          <text:p text:style-name="P52"><text:span text:style-name="T17">G</text:span><text:span text:style-name="T15">ère les variables d’environnement.</text:span></text:p>
        </text:list-item>
      </text:list>
      <text:p text:style-name="P50"><text:span text:style-name="T17"/></text:p>
      <text:p text:style-name="P50"><text:span text:style-name="T17"/></text:p>
      <text:p text:style-name="P57"/>
      <text:list xml:id="list233513470560984" text:continue-list="list233514686516550" text:style-name="WWNum1">
        <text:list-item>
          <text:p text:style-name="P12"><text:span text:style-name="T10">Database</text:span><text:span text:style-name="T8">:<text:line-break/></text:span></text:p>
          <text:p text:style-name="P18"><text:span text:style-name="T30">Regroup all Operation on Database :</text:span></text:p>
        </text:list-item>
      </text:list>
      <text:list xml:id="list2262222835" text:style-name="L1">
        <text:list-item>
          <text:p text:style-name="P13"><text:span text:style-name="T30">Open Sqlite Database (PostGres Production Ready)</text:span></text:p>
        </text:list-item>
        <text:list-item>
          <text:p text:style-name="P16"><text:span text:style-name="T29">Migrate models</text:span></text:p>
        </text:list-item>
        <text:list-item>
          <text:p text:style-name="P13"><text:span text:style-name="T30">Store Database in a Package Variable<text:line-break/></text:span></text:p>
        </text:list-item>
      </text:list>
      <text:p text:style-name="P50"><text:span text:style-name="T16">Gère le driver de la Database (ne gère pas les tables)</text:span><text:span text:style-name="T13"> :</text:span></text:p>
      <text:list xml:id="list2987040172" text:style-name="L6">
        <text:list-item>
          <text:p text:style-name="P30">Ouvre la Database Sqlite en <text:span text:style-name="T31">développement</text:span>, Postgres en prod<text:span text:style-name="T31">uction</text:span>.</text:p>
        </text:list-item>
        <text:list-item>
          <text:p text:style-name="P36">Migre les Models</text:p>
        </text:list-item>
        <text:list-item>
          <text:p text:style-name="P36">Garde le pointeur de la database comme Package Variable</text:p>
        </text:list-item>
      </text:list>
      <text:p text:style-name="P33"/>
      <text:p text:style-name="P63"><text:span text:style-name="T26"/></text:p>
      <text:p text:style-name="P57"/>
      <text:list xml:id="list233514789552140" text:continue-list="list233513470560984" text:style-name="WWNum1">
        <text:list-item>
          <text:p text:style-name="P12"><text:span text:style-name="T11">Server</text:span><text:span text:style-name="T8">:<text:line-break/></text:span></text:p>
          <text:p text:style-name="P18"><text:span text:style-name="T30">Regroup all Operation on Database :</text:span></text:p>
        </text:list-item>
      </text:list>
      <text:list xml:id="list233513598290747" text:continue-list="list2262222835" text:style-name="L1">
        <text:list-item>
          <text:p text:style-name="P13"><text:span text:style-name="T30">Open Sqlite Database (PostGres Production Ready)</text:span></text:p>
        </text:list-item>
        <text:list-item>
          <text:p text:style-name="P16"><text:span text:style-name="T29">Migrate models</text:span></text:p>
        </text:list-item>
        <text:list-item>
          <text:p text:style-name="P13"><text:span text:style-name="T30">Store Database in a Package Variable<text:line-break/></text:span></text:p>
        </text:list-item>
      </text:list>
      <text:p text:style-name="P50"><text:span text:style-name="T16">Gère le driver de la Database (ne gère pas les tables)</text:span><text:span text:style-name="T13"> :</text:span></text:p>
      <text:list xml:id="list498009760" text:style-name="L7">
        <text:list-item>
          <text:p text:style-name="P31">Ouvre la Database Sqlite en <text:span text:style-name="T31">développement</text:span>, Postgres en prod<text:span text:style-name="T31">uction</text:span>.</text:p>
        </text:list-item>
        <text:list-item>
          <text:p text:style-name="P37">Migre les Models</text:p>
        </text:list-item>
        <text:list-item>
          <text:p text:style-name="P37">Garde le pointeur de la database comme Package Variable</text:p>
        </text:list-item>
      </text:list>
      <text:p text:style-name="P62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694in" fo:margin-left="0in" fo:margin-top="0in" fo:margin-bottom="0in" table:align="left" style:writing-mode="lr-tb"/>
    </style:style>
    <style:style style:name="Table1.A" style:family="table-column">
      <style:table-column-properties style:column-width="2.0896in"/>
    </style:style>
    <style:style style:name="Table1.C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94in" fo:margin-left="0in" fo:margin-top="0in" fo:margin-bottom="0in" table:align="left" style:writing-mode="lr-tb"/>
    </style:style>
    <style:style style:name="Table2.A" style:family="table-column">
      <style:table-column-properties style:column-width="2.0896in"/>
    </style:style>
    <style:style style:name="Table2.C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MP4" style:family="paragraph" style:parent-style-name="Header">
      <style:paragraph-properties style:writing-mode="lr-tb"/>
    </style:style>
    <style:style style:name="MP5" style:family="paragraph" style:parent-style-name="Footer"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  <text:p text:style-name="MP3"><text:page-number text:select-page="current">12</text:page-number><text:s/>of <text:page-count>12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9:53:40</meta:creation-date>
    <meta:initial-creator>Arthur Benard</meta:initial-creator>
    <dc:language>en-US</dc:language>
    <dc:date>2020-11-29T23:35:04.797824133</dc:date>
    <meta:editing-cycles>2</meta:editing-cycles>
    <meta:editing-duration>PT3S</meta:editing-duration>
    <meta:generator>LibreOffice/6.4.6.2$Linux_X86_64 LibreOffice_project/40$Build-2</meta:generator>
    <meta:document-statistic meta:table-count="2" meta:image-count="0" meta:object-count="0" meta:page-count="12" meta:paragraph-count="92" meta:word-count="652" meta:character-count="4590" meta:non-whitespace-character-count="4052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